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paragraph-properties fo:text-align="center"/>
    </style:style>
    <style:style style:name="gr1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Estremità_20_linea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" draw:marker-end="Estremità_20_linea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start="Estremità_20_linea_20_2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draw:text-style-name="P2" svg:width="3.335cm" svg:height="0.795cm" svg:x="6.549cm" svg:y="1.205cm"><text:p text:style-name="P2">INIZI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style-name="gr2" svg:width="0.345cm" svg:height="0.953cm" svg:x="8.057cm" svg:y="1.99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2" draw:style-name="gr3" draw:text-style-name="P2" svg:width="3.123cm" svg:height="1.086cm" svg:x="6.708cm" svg:y="2.898cm"><text:p text:style-name="P2">Configurazioni</text:p></draw:rect><draw:custom-shape text:anchor-type="paragraph" draw:z-index="3" draw:style-name="gr2" svg:width="0.345cm" svg:height="0.953cm" svg:x="8.137cm" svg:y="3.98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4" draw:style-name="gr3" draw:text-style-name="P2" svg:width="4.552cm" svg:height="1.086cm" svg:x="5.994cm" svg:y="4.935cm"><text:p text:style-name="P2">Richiamo TEST (7 seg)</text:p></draw:rect><draw:custom-shape text:anchor-type="paragraph" draw:z-index="5" draw:style-name="gr2" svg:width="0.345cm" svg:height="0.953cm" svg:x="8.216cm" svg:y="6.0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6" draw:style-name="gr3" draw:text-style-name="P2" svg:width="4.552cm" svg:height="1.086cm" svg:x="5.994cm" svg:y="6.973cm"><text:p text:style-name="P2">Richiamo CIFRA1</text:p></draw:rect><draw:custom-shape text:anchor-type="paragraph" draw:z-index="7" draw:style-name="gr2" svg:width="0.345cm" svg:height="0.953cm" svg:x="8.216cm" svg:y="8.05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style-name="gr1" svg:width="3.652cm" svg:height="1.059cm" svg:x="6.549cm" svg:y="9.01cm"><text:p text:style-name="P2">Testo SW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9" draw:style-name="gr4" draw:text-style-name="P2" svg:width="1.588cm" svg:height="1.061cm" svg:x="10.201cm" svg:y="8.505cm"><draw:text-box><text:p text:style-name="P2">Non</text:p><text:p text:style-name="P2">Premuto</text:p></draw:text-box></draw:frame><draw:line text:anchor-type="paragraph" draw:z-index="10" draw:style-name="gr5" draw:text-style-name="P2" svg:x1="12.344cm" svg:y1="9.566cm" svg:x2="10.201cm" svg:y2="9.566cm"><text:p/></draw:line><draw:line text:anchor-type="paragraph" draw:z-index="11" draw:style-name="gr6" draw:text-style-name="P2" svg:x1="12.344cm" svg:y1="9.566cm" svg:x2="12.344cm" svg:y2="6.417cm"><text:p/></draw:line><draw:line text:anchor-type="paragraph" draw:z-index="12" draw:style-name="gr6" draw:text-style-name="P2" svg:x1="12.344cm" svg:y1="6.417cm" svg:x2="8.56cm" svg:y2="6.417cm"><text:p/></draw:line><draw:rect text:anchor-type="paragraph" draw:z-index="13" draw:style-name="gr3" draw:text-style-name="P2" svg:width="2.223cm" svg:height="1.535cm" svg:x="3.824cm" svg:y="8.745cm"><text:p text:style-name="P2">Richiamo </text:p><text:p text:style-name="P2">ritprogram</text:p><text:p text:style-name="P2">0,5 sec</text:p></draw:rect><draw:line text:anchor-type="paragraph" draw:z-index="14" draw:style-name="gr6" draw:text-style-name="P2" svg:x1="6.549cm" svg:y1="9.539cm" svg:x2="6.02cm" svg:y2="9.513cm"><text:p/></draw:line><draw:frame text:anchor-type="paragraph" draw:z-index="15" draw:style-name="gr7" draw:text-style-name="P2" svg:width="1.588cm" svg:height="0.606cm" svg:x="6.047cm" svg:y="8.696cm"><draw:text-box><text:p text:style-name="P2">Premuto</text:p></draw:text-box></draw:frame><draw:line text:anchor-type="paragraph" draw:z-index="16" draw:style-name="gr6" draw:text-style-name="P2" svg:x1="3.824cm" svg:y1="9.592cm" svg:x2="3.295cm" svg:y2="9.566cm"><text:p/></draw:line><draw:custom-shape text:anchor-type="paragraph" draw:z-index="17" draw:style-name="gr1" svg:width="2.779cm" svg:height="1.059cm" svg:x="0.543cm" svg:y="9.036cm"><text:p text:style-name="P2">Testo SW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8" draw:style-name="gr6" draw:text-style-name="P2" svg:x1="1.893cm" svg:y1="9.036cm" svg:x2="1.893cm" svg:y2="7.978cm"><text:p/></draw:line><draw:rect text:anchor-type="paragraph" draw:z-index="19" draw:style-name="gr3" draw:text-style-name="P2" svg:width="4.552cm" svg:height="1.086cm" svg:x="6.073cm" svg:y="11.074cm"><text:p text:style-name="P2">Richiamo CIFRA2</text:p></draw:rect><draw:line text:anchor-type="paragraph" draw:z-index="20" draw:style-name="gr8" draw:text-style-name="P2" svg:x1="6.073cm" svg:y1="11.682cm" svg:x2="1.893cm" svg:y2="11.682cm"><text:p/></draw:line><draw:line text:anchor-type="paragraph" draw:z-index="21" draw:style-name="gr8" draw:text-style-name="P2" svg:x1="1.893cm" svg:y1="11.683cm" svg:x2="1.893cm" svg:y2="10.095cm"><text:p/></draw:line><draw:frame text:anchor-type="paragraph" draw:z-index="22" draw:style-name="gr7" draw:text-style-name="P2" svg:width="1.588cm" svg:height="0.606cm" svg:x="0.305cm" svg:y="8.564cm"><draw:text-box><text:p text:style-name="P2">Premuto</text:p></draw:text-box></draw:frame><draw:frame text:anchor-type="paragraph" draw:z-index="23" draw:style-name="gr4" draw:text-style-name="P2" svg:width="1.588cm" svg:height="1.061cm" svg:x="0.305cm" svg:y="9.83cm"><draw:text-box><text:p text:style-name="P2">Non</text:p><text:p text:style-name="P2">Premuto</text:p></draw:text-box></draw:frame><draw:custom-shape text:anchor-type="paragraph" draw:z-index="24" draw:style-name="gr1" svg:width="3.652cm" svg:height="1.059cm" svg:x="6.523cm" svg:y="13.981cm"><text:p text:style-name="P2">Testo SW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5" draw:style-name="gr2" svg:width="0.345cm" svg:height="1.823cm" svg:x="8.216cm" svg:y="12.15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26" draw:style-name="gr5" draw:text-style-name="P2" svg:x1="12.317cm" svg:y1="14.513cm" svg:x2="10.174cm" svg:y2="14.513cm"><text:p/></draw:line><draw:line text:anchor-type="paragraph" draw:z-index="27" draw:style-name="gr6" draw:text-style-name="P2" svg:x1="12.317cm" svg:y1="14.514cm" svg:x2="12.317cm" svg:y2="10.545cm"><text:p/></draw:line><draw:line text:anchor-type="paragraph" draw:z-index="28" draw:style-name="gr6" draw:text-style-name="P2" svg:x1="12.318cm" svg:y1="10.545cm" svg:x2="8.534cm" svg:y2="10.545cm"><text:p/></draw:line><draw:line text:anchor-type="paragraph" draw:z-index="29" draw:style-name="gr6" draw:text-style-name="P2" svg:x1="8.534cm" svg:y1="10.545cm" svg:x2="8.534cm" svg:y2="11.074cm"><text:p/></draw:line><draw:frame text:anchor-type="paragraph" draw:z-index="30" draw:style-name="gr4" draw:text-style-name="P2" svg:width="1.588cm" svg:height="1.061cm" svg:x="10.174cm" svg:y="13.379cm"><draw:text-box><text:p text:style-name="P2">Non</text:p><text:p text:style-name="P2">Premuto</text:p></draw:text-box></draw:frame><draw:line text:anchor-type="paragraph" draw:z-index="31" draw:style-name="gr6" draw:text-style-name="P2" svg:x1="6.496cm" svg:y1="14.486cm" svg:x2="5.967cm" svg:y2="14.46cm"><text:p/></draw:line><draw:rect text:anchor-type="paragraph" draw:z-index="32" draw:style-name="gr3" draw:text-style-name="P2" svg:width="2.223cm" svg:height="1.535cm" svg:x="3.745cm" svg:y="13.64cm"><text:p text:style-name="P2">Richiamo </text:p><text:p text:style-name="P2">ritprogram</text:p><text:p text:style-name="P2">0,5 sec</text:p></draw:rect><draw:line text:anchor-type="paragraph" draw:z-index="33" draw:style-name="gr6" draw:text-style-name="P2" svg:x1="3.771cm" svg:y1="14.46cm" svg:x2="3.242cm" svg:y2="14.434cm"><text:p/></draw:line><draw:custom-shape text:anchor-type="paragraph" draw:z-index="34" draw:style-name="gr1" svg:width="2.779cm" svg:height="1.059cm" svg:x="0.464cm" svg:y="13.905cm"><text:p text:style-name="P2">Testo SW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35" draw:style-name="gr6" draw:text-style-name="P2" svg:x1="1.813cm" svg:y1="13.904cm" svg:x2="1.813cm" svg:y2="13.137cm"><text:p/></draw:line><draw:rect text:anchor-type="paragraph" draw:z-index="36" draw:style-name="gr3" draw:text-style-name="P2" svg:width="4.948cm" svg:height="1.086cm" svg:x="0.358cm" svg:y="12.053cm"><text:p text:style-name="P2">Richiamo PROGRAMMA2 </text:p></draw:rect><draw:frame text:anchor-type="paragraph" draw:z-index="37" draw:style-name="gr7" draw:text-style-name="P2" svg:width="1.588cm" svg:height="0.606cm" svg:x="5.967cm" svg:y="13.64cm"><draw:text-box><text:p text:style-name="P2">Premuto</text:p></draw:text-box></draw:frame><draw:frame text:anchor-type="paragraph" draw:z-index="38" draw:style-name="gr7" draw:text-style-name="P2" svg:width="1.588cm" svg:height="0.606cm" svg:x="0.226cm" svg:y="13.458cm"><draw:text-box><text:p text:style-name="P2">Premuto</text:p></draw:text-box></draw:frame><draw:line text:anchor-type="paragraph" draw:z-index="39" draw:style-name="gr8" draw:text-style-name="P2" svg:x1="1.813cm" svg:y1="16.551cm" svg:x2="1.813cm" svg:y2="14.963cm"><text:p/></draw:line><draw:frame text:anchor-type="paragraph" draw:z-index="40" draw:style-name="gr4" draw:text-style-name="P2" svg:width="1.588cm" svg:height="1.061cm" svg:x="0.226cm" svg:y="14.751cm"><draw:text-box><text:p text:style-name="P2">Non</text:p><text:p text:style-name="P2">Premuto</text:p></draw:text-box></draw:frame><draw:line text:anchor-type="paragraph" draw:z-index="41" draw:style-name="gr8" draw:text-style-name="P2" svg:x1="5.993cm" svg:y1="16.551cm" svg:x2="1.813cm" svg:y2="16.551cm"><text:p/></draw:line><draw:rect text:anchor-type="paragraph" draw:z-index="42" draw:style-name="gr3" draw:text-style-name="P2" svg:width="4.552cm" svg:height="1.086cm" svg:x="6.02cm" svg:y="16.021cm"><text:p text:style-name="P2">Richiamo CIFRA3</text:p></draw:rect><draw:custom-shape text:anchor-type="paragraph" draw:z-index="43" draw:style-name="gr2" svg:width="0.345cm" svg:height="1.823cm" svg:x="8.19cm" svg:y="17.10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4" draw:style-name="gr1" svg:width="3.652cm" svg:height="1.059cm" svg:x="6.523cm" svg:y="18.955cm"><text:p text:style-name="P2">Testo SW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45" draw:style-name="gr5" draw:text-style-name="P2" svg:x1="12.317cm" svg:y1="19.487cm" svg:x2="10.174cm" svg:y2="19.487cm"><text:p/></draw:line><draw:line text:anchor-type="paragraph" draw:z-index="46" draw:style-name="gr6" draw:text-style-name="P2" svg:x1="12.317cm" svg:y1="19.488cm" svg:x2="12.317cm" svg:y2="15.519cm"><text:p/></draw:line><draw:line text:anchor-type="paragraph" draw:z-index="47" draw:style-name="gr6" draw:text-style-name="P2" svg:x1="12.318cm" svg:y1="15.519cm" svg:x2="8.534cm" svg:y2="15.519cm"><text:p/></draw:line><draw:line text:anchor-type="paragraph" draw:z-index="48" draw:style-name="gr6" draw:text-style-name="P2" svg:x1="8.534cm" svg:y1="15.519cm" svg:x2="8.534cm" svg:y2="16.048cm"><text:p/></draw:line><draw:line text:anchor-type="paragraph" draw:z-index="49" draw:style-name="gr6" draw:text-style-name="P2" svg:x1="6.523cm" svg:y1="19.461cm" svg:x2="5.994cm" svg:y2="19.435cm"><text:p/></draw:line><draw:rect text:anchor-type="paragraph" draw:z-index="50" draw:style-name="gr3" draw:text-style-name="P2" svg:width="2.223cm" svg:height="1.535cm" svg:x="3.718cm" svg:y="18.641cm"><text:p text:style-name="P2">Richiamo </text:p><text:p text:style-name="P2">ritprogram</text:p><text:p text:style-name="P2">0,5 sec</text:p></draw:rect><draw:line text:anchor-type="paragraph" draw:z-index="51" draw:style-name="gr6" draw:text-style-name="P2" svg:x1="3.718cm" svg:y1="19.434cm" svg:x2="3.189cm" svg:y2="19.408cm"><text:p/></draw:line><draw:custom-shape text:anchor-type="paragraph" draw:z-index="52" draw:style-name="gr1" svg:width="2.779cm" svg:height="1.059cm" svg:x="0.437cm" svg:y="18.905cm"><text:p text:style-name="P2">Testo SW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53" draw:style-name="gr6" draw:text-style-name="P2" svg:x1="1.787cm" svg:y1="18.905cm" svg:x2="1.787cm" svg:y2="18.138cm"><text:p/></draw:line><draw:rect text:anchor-type="paragraph" draw:z-index="54" draw:style-name="gr3" draw:text-style-name="P2" svg:width="4.948cm" svg:height="1.086cm" svg:x="0.464cm" svg:y="17.08cm"><text:p text:style-name="P2">Richiamo PROGRAMMA3</text:p></draw:rect><draw:frame text:anchor-type="paragraph" draw:z-index="55" draw:style-name="gr7" draw:text-style-name="P2" svg:width="1.588cm" svg:height="0.606cm" svg:x="5.941cm" svg:y="18.641cm"><draw:text-box><text:p text:style-name="P2">Premuto</text:p></draw:text-box></draw:frame><draw:frame text:anchor-type="paragraph" draw:z-index="56" draw:style-name="gr4" draw:text-style-name="P2" svg:width="1.588cm" svg:height="1.061cm" svg:x="10.174cm" svg:y="18.427cm"><draw:text-box><text:p text:style-name="P2">Non</text:p><text:p text:style-name="P2">Premuto</text:p></draw:text-box></draw:frame><draw:frame text:anchor-type="paragraph" draw:z-index="57" draw:style-name="gr7" draw:text-style-name="P2" svg:width="1.588cm" svg:height="0.606cm" svg:x="0.199cm" svg:y="18.538cm"><draw:text-box><text:p text:style-name="P2">Premuto</text:p></draw:text-box></draw:frame><draw:line text:anchor-type="paragraph" draw:z-index="58" draw:style-name="gr6" draw:text-style-name="P2" svg:x1="1.813cm" svg:y1="19.964cm" svg:x2="1.813cm" svg:y2="22.451cm"><text:p/></draw:line><draw:line text:anchor-type="paragraph" draw:z-index="59" draw:style-name="gr6" draw:text-style-name="P2" svg:x1="1.813cm" svg:y1="22.451cm" svg:x2="15.36cm" svg:y2="22.451cm"><text:p/></draw:line><draw:line text:anchor-type="paragraph" draw:z-index="60" draw:style-name="gr6" draw:text-style-name="P2" svg:x1="15.36cm" svg:y1="22.451cm" svg:x2="15.36cm" svg:y2="6.417cm"><text:p/></draw:line><draw:line text:anchor-type="paragraph" draw:z-index="61" draw:style-name="gr6" draw:text-style-name="P2" svg:x1="15.36cm" svg:y1="6.417cm" svg:x2="12.344cm" svg:y2="6.417cm"><text:p/></draw:line><draw:frame text:anchor-type="paragraph" draw:z-index="62" draw:style-name="gr4" draw:text-style-name="P2" svg:width="1.588cm" svg:height="1.061cm" svg:x="0.226cm" svg:y="19.805cm"><draw:text-box><text:p text:style-name="P2">Non</text:p><text:p text:style-name="P2">Premuto</text:p></draw:text-box></draw:frame><draw:rect text:anchor-type="paragraph" draw:z-index="63" draw:style-name="gr3" draw:text-style-name="P2" svg:width="4.948cm" svg:height="1.086cm" svg:x="0.305cm" svg:y="6.92cm"><text:p text:style-name="P2">Richiamo PROGRAMMA1 </text:p></draw:rect>Diagramma di flusso – Programma selezione programm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Estremità_20_linea_20_2" draw:display-name="Estremità linea 2" svg:viewBox="0 0 1131 1580" svg:d="m1013 1491 118 89-567-1580-564 1580 114-85 136-68 148-46 161-17 161 13 153 46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8-04-08T21:46:24</meta:creation-date>
    <dc:date>2008-04-09T21:27:21</dc:date>
    <meta:editing-cycles>79</meta:editing-cycles>
    <meta:editing-duration>PT1H59M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6" meta:character-count="51"/>
  </office:meta>
</office:document-meta>
</file>